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E0000018B974D1C906EFCB7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1" svg:font-family="Sarabun, 'Avenir Book'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1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1.5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4.1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7.14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1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8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0e1422" style:font-name="Sarabun1" fo:font-size="24pt" style:font-size-asian="24pt" style:font-name-complex="Sarabun1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5.699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5.24cm" svg:height="10.414cm" svg:x="2.778cm" svg:y="16.748cm">
          <draw:text-box>
            <text:p><text:span text:style-name="T2">1 <text:s/>pigeon rank</text:span><text:span text:style-name="T2">；</text:span></text:p>
            <text:p><text:span text:style-name="T2">2 </text:span><text:span text:style-name="T2">卡頓問題；</text:span></text:p>
            <text:p><text:span text:style-name="T2">3 </text:span><text:span text:style-name="T2">其他優化分析；</text:span></text:p>
            <text:p><text:span text:style-name="T2">4 </text:span><text:span text:style-name="T2">需求梳理；</text:span></text:p>
          </draw:text-box>
        </draw:frame>
      </draw:page>
      <draw:page draw:name="page2" draw:style-name="dp1" draw:master-page-name="Default">
        <draw:frame draw:style-name="gr3" draw:text-style-name="P4" draw:layer="layout" svg:width="15.113cm" svg:height="4.191cm" svg:x="2.524cm" svg:y="2.524cm">
          <draw:text-box>
            <text:p text:style-name="P1"><text:span text:style-name="T3">Pigeon Rank</text:span></text:p>
          </draw:text-box>
        </draw:frame>
        <draw:frame draw:style-name="gr4" draw:text-style-name="P5" draw:layer="layout" svg:width="16.891cm" svg:height="21.787cm" svg:x="2.143cm" svg:y="6.645cm">
          <draw:text-box>
            <text:p><text:span text:style-name="T4">1 </text:span><text:span text:style-name="T4">即時排名：</text:span></text:p>
            <text:p><text:span text:style-name="T4">step1</text:span><text:span text:style-name="T4">：根據鴿子的</text:span><text:span text:style-name="T4">id</text:span><text:span text:style-name="T4">和</text:span><text:span text:style-name="T4">total distance</text:span><text:span text:style-name="T4">進行初始化顯示；</text:span></text:p>
            <text:p><text:span text:style-name="T4">step2</text:span><text:span text:style-name="T4">：聚合</text:span><text:span text:style-name="T4">main pigeon</text:span><text:span text:style-name="T4">和</text:span><text:span text:style-name="T4">sub pigeons</text:span><text:span text:style-name="T4">的</text:span><text:span text:style-name="T4">points</text:span><text:span text:style-name="T4">中的</text:span><text:span text:style-name="T4">time</text:span><text:span text:style-name="T4">，根據鴿子的</text:span><text:span text:style-name="T4">id</text:span><text:span text:style-name="T4">進行存儲；</text:span></text:p>
            <text:p><text:span text:style-name="T4">step3</text:span><text:span text:style-name="T4">：與</text:span><text:span text:style-name="T4">clock</text:span><text:span text:style-name="T4">中的</text:span><text:span text:style-name="T4">timestamp</text:span><text:span text:style-name="T4">進行對比（</text:span><text:span text:style-name="T4">-10</text:span><text:span text:style-name="T4">到</text:span><text:span text:style-name="T4">10</text:span><text:span text:style-name="T4">）的誤差中，進行更新；</text:span></text:p>
            <text:p><text:span text:style-name="T4">step4</text:span><text:span text:style-name="T4">：更新每個鴿子</text:span><text:span text:style-name="T4">distance</text:span><text:span text:style-name="T4">數據後，進行排序，然後顯示；</text:span></text:p>
            <text:p><text:span text:style-name="T4"/></text:p>
            <text:p><text:span text:style-name="T4">2 </text:span><text:span text:style-name="T4">切換追蹤的鴿子：</text:span></text:p>
            <text:p><text:span text:style-name="T4">step1</text:span><text:span text:style-name="T4">：存儲：顯示欄</text:span></text:p>
            <text:p><text:span text:style-name="T4">，存儲：</text:span><text:span text:style-name="T4">entity</text:span><text:span text:style-name="T4">的</text:span><text:span text:style-name="T4">map</text:span><text:span text:style-name="T4">（</text:span><text:span text:style-name="T4">number,Entity</text:span><text:span text:style-name="T4">）；</text:span></text:p>
            <text:p><text:span text:style-name="T4">step2</text:span><text:span text:style-name="T4">：點擊欄目後，更新</text:span><text:span text:style-name="T4">trackEntity</text:span><text:span text:style-name="T4">為當前欄目對應的；</text:span></text:p>
            <text:p><text:span text:style-name="T4"/></text:p>
          </draw:text-box>
        </draw:frame>
      </draw:page>
      <draw:page draw:name="page3" draw:style-name="dp1" draw:master-page-name="Default">
        <draw:frame draw:style-name="gr5" draw:text-style-name="P4" draw:layer="layout" svg:width="12.7cm" svg:height="4.445cm" svg:x="4.302cm" svg:y="2.524cm">
          <draw:text-box>
            <text:p text:style-name="P6"><text:span text:style-name="T4">卡頓問題</text:span></text:p>
          </draw:text-box>
        </draw:frame>
        <draw:frame draw:style-name="gr6" draw:text-style-name="P5" draw:layer="layout" svg:width="16.51cm" svg:height="17.399cm" svg:x="2.651cm" svg:y="7.35cm">
          <draw:text-box>
            <text:p><text:span text:style-name="T5">1</text:span><text:span text:style-name="T5">分析：</text:span></text:p>
            <text:p><text:span text:style-name="T5">網路上面大家卡頓的主要原因是：太多的</text:span><text:span text:style-name="T5">entity</text:span><text:span text:style-name="T5">了；</text:span></text:p>
            <text:p><text:span text:style-name="T5">但是我們的</text:span><text:span text:style-name="T5">entity</text:span><text:span text:style-name="T5">是固定的，載入後其實不卡，只是到一段時間之後開始卡；</text:span></text:p>
            <text:p><text:span text:style-name="T5">原因：越來越多的只有一個：</text:span><text:span text:style-name="T5">path</text:span><text:span text:style-name="T5">；</text:span></text:p>
            <text:p><text:span text:style-name="T5">解決方案：修改</text:span><text:span text:style-name="T5">path</text:span><text:span text:style-name="T5">的遺留時間，為了克服缺點，最好是約長約好；</text:span></text:p>
            <text:p><text:span text:style-name="T5">缺點：已經走過的路徑會消失；</text:span></text:p>
            <text:p><text:span text:style-name="T5"/></text:p>
            <text:p><text:span text:style-name="T5"/></text:p>
          </draw:text-box>
        </draw:frame>
        <draw:frame draw:style-name="gr7" draw:text-style-name="P7" draw:layer="layout" svg:width="15.186cm" svg:height="10.45cm" draw:transform="skewX (-0.00558505360638185) translate (2.687cm 18.526cm)">
          <draw:image xlink:href="Pictures/100002010000023E0000018B974D1C906EFCB78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5" draw:text-style-name="P4" draw:layer="layout" svg:width="12.7cm" svg:height="4.445cm" svg:x="4.302cm" svg:y="2.524cm">
          <draw:text-box>
            <text:p text:style-name="P6"><text:span text:style-name="T4">其他優化分析</text:span></text:p>
          </draw:text-box>
        </draw:frame>
        <draw:frame draw:style-name="gr6" draw:text-style-name="P5" draw:layer="layout" svg:width="16.51cm" svg:height="17.399cm" svg:x="2.651cm" svg:y="7.35cm">
          <draw:text-box>
            <text:p><text:span text:style-name="T5">1</text:span><text:span text:style-name="T5">視角調整：</text:span></text:p>
            <text:p><text:span text:style-name="T5">Step1 : </text:span><text:span text:style-name="T5">做一個視角調整的陣列；</text:span></text:p>
            <text:p><text:span text:style-name="T5">Step2</text:span><text:span text:style-name="T5">：根據時間線進行調整視角；</text:span></text:p>
            <text:p><text:span text:style-name="T5">（類似於切換鴿子視角）</text:span></text:p>
            <text:p><text:span text:style-name="T5"/></text:p>
          </draw:text-box>
        </draw:frame>
      </draw:page>
      <draw:page draw:name="page5" draw:style-name="dp1" draw:master-page-name="Default">
        <draw:frame draw:style-name="gr8" draw:text-style-name="P4" draw:layer="layout" svg:width="11.557cm" svg:height="3.429cm" svg:x="4.81cm" svg:y="3.413cm">
          <draw:text-box>
            <text:p text:style-name="P6"><text:span text:style-name="T4">需求梳理</text:span></text:p>
          </draw:text-box>
        </draw:frame>
        <draw:frame draw:style-name="gr9" draw:text-style-name="P9" draw:layer="layout" svg:width="15.113cm" svg:height="19.177cm" svg:x="2.778cm" svg:y="7.858cm">
          <draw:text-box>
            <text:p><text:span text:style-name="T5">主副鴿還需要區分嗎？</text:span></text:p>
            <text:p><text:span text:style-name="T5">1</text:span><text:span text:style-name="T5">之前是一只鴿子，後來有了主副鴿，現在其實鏡頭是可以切換的，那摩就沒有所謂的主副鴿了，需要優化成無主副狀態嗎？</text:span></text:p>
            <text:p><text:span text:style-name="T5">2 </text:span><text:span text:style-name="T5">需要重新設計鴿子的數據結構</text:span></text:p>
            <text:p><text:span text:style-name="T5">比如之前都是一個</text:span><text:span text:style-name="T5">model</text:span><text:span text:style-name="T5">，現在是多個</text:span><text:span text:style-name="T5">model</text:span><text:span text:style-name="T5">，需要選擇那個</text:span><text:span text:style-name="T5">model</text:span><text:span text:style-name="T5">，還有</text:span><text:span text:style-name="T5">path</text:span><text:span text:style-name="T5">的顏色等，還需要綁定</text:span><text:span text:style-name="T5">Id</text:span><text:span text:style-name="T5">；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1" svg:font-family="Sarabun, 'Avenir Book'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3-10T15:55:01.663717916</dc:date>
    <meta:editing-duration>PT24M3S</meta:editing-duration>
    <meta:editing-cycles>5</meta:editing-cycles>
    <meta:generator>LibreOffice/6.4.7.2$Linux_X86_64 LibreOffice_project/40$Build-2</meta:generator>
    <meta:document-statistic meta:object-count="11"/>
  </office:meta>
</office:document-meta>
</file>